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x(z)=120(A)+80(B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formula="of:=100*[.C2]+300*[.D2]" office:value-type="float" office:value="4999.9999999732" calcext:value-type="float">
            <text:p>4999.9999999732</text:p>
          </table:table-cell>
          <table:table-cell office:value-type="float" office:value="19.9999999997387" calcext:value-type="float">
            <text:p>19.9999999997387</text:p>
          </table:table-cell>
          <table:table-cell office:value-type="float" office:value="9.99999999999778" calcext:value-type="float">
            <text:p>9.9999999999977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20*[.C2]+10*[.D2]" office:value-type="float" office:value="499.999999994752" calcext:value-type="float">
            <text:p>499.99999999475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2]" office:value-type="float" office:value="19.9999999997387" calcext:value-type="float">
            <text:p>19.999999999738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D2]" office:value-type="float" office:value="9.99999999999778" calcext:value-type="float">
            <text:p>9.99999999999778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3:10:58.796976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5T13:21:13.786807906</dc:date>
    <meta:editing-duration>PT21M17S</meta:editing-duration>
    <meta:editing-cycles>3</meta:editing-cycles>
    <meta:generator>LibreOffice/6.2.0.3$Linux_X86_64 LibreOffice_project/20$Build-3</meta:generator>
    <meta:document-statistic meta:table-count="1" meta:cell-count="16" meta:object-count="0"/>
  </office:meta>
</office:document-meta>
</file>